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1-1</text:p>
      <text:p text:style-name="Standard"/>
      <text:p text:style-name="Standard">Greetings, salutations, and congratulations,</text:p>
      <text:p text:style-name="Standard">You are now the proud owner of a brand new DictateAll. The first ever, often imitated never quite duplicated Empirical Organizer from the Allall Corporation. A personal digital assistant for goal oriented, politically minded individuals who are willing to assume the reigns and take control of the world around them. Literally.</text:p>
      <text:p text:style-name="Standard"/>
      <text:p text:style-name="Standard">Register 1-1</text:p>
      <text:p text:style-name="Standard"/>
      <text:p text:style-name="Standard">The world is at your finger tips and yours to shape as you see fit. To get started please take a moment to register the device. There is not much to this and you can make some alterations in the future from the settings menu. </text:p>
      <text:p text:style-name="Standard">Would you like to register now?</text:p>
      <text:p text:style-name="Standard"/>
      <text:p text:style-name="Standard">--Yes-- or --Register Please--</text:p>
      <text:p text:style-name="Standard"/>
      <text:p text:style-name="Standard">Register 2-1</text:p>
      <text:p text:style-name="Standard"/>
      <text:p text:style-name="Standard">Step 1 Account Details</text:p>
      <text:p text:style-name="Standard"/>
      <text:p text:style-name="Standard">-User name</text:p>
      <text:p text:style-name="Standard">-Password</text:p>
      <text:p text:style-name="Standard">-FastTrack – Google plus</text:p>
      <text:p text:style-name="Standard"/>
      <text:p text:style-name="Standard">Step 2 User Details </text:p>
      <text:p text:style-name="Standard"/>
      <text:p text:style-name="Standard">-Title preference.</text:p>
      <text:p text:style-name="Standard">Please select how you will be remembered throughout the ages from the list. You may choose up to two in any combination.</text:p>
      <text:p text:style-name="Standard">ex. Great SIRSizzlebottom The Wise</text:p>
      <text:p text:style-name="Standard">or The_Dawg_101 The Terrible Impaler</text:p>
      <text:p text:style-name="Standard">or The Sovereign King SIRSizzlebottom</text:p>
      <text:p text:style-name="Standard"/>
      <text:p text:style-name="Standard"/>
      <text:p text:style-name="Standard">MP/SP Select 1-1</text:p>
      <text:p text:style-name="Standard"/>
      <text:p text:style-name="Standard">Thank you for completing the registration (Honorific Title and Username here). </text:p>
      <text:p text:style-name="Standard">The DictateAll by the Allall corporation is the must have device for the modern (word for dictator that means takes care of everything, I know one exists). Think of it as your planner, organizer, assistant, aide, war council, war room and political cabinet.</text:p>
      <text:p text:style-name="Standard">Every task, from urban planning, economic growth, military movements and even the will of the people can be controlled centrally from wherever you are on this one device.</text:p>
      <text:p text:style-name="Standard"/>
      <text:p text:style-name="Standard">MP/SP Select 2-1</text:p>
      <text:p text:style-name="Standard"/>
      <text:p text:style-name="Standard">Now it is time to pick your path as ruler. This is no small choice, but both options can lead the right ruler to the top.</text:p>
      <text:p text:style-name="Standard"/>
      <text:p text:style-name="Standard"><text:soft-page-break/>Option A. You are young and not yet wise to the requirements of a supreme ruler. Your path begins in school where you can learn the functions of your DictateAll, discover the intricacies of economic, political, social, and military actions and participate in the finest simulations of the real world that current technologies allow. </text:p>
      <text:p text:style-name="Standard">We at the Allall corporation firmly believe in providing knowledge for free for all who ask. As such there is no charge to use the DictateAll's educational tools.</text:p>
      <text:p text:style-name="Standard">(Tutorials and Single Player)</text:p>
      <text:p text:style-name="Standard"/>
      <text:p text:style-name="Standard">From here you can determine if the life of a King of all they survey is for you. To unlock the real world, real time capabilities of your new DictateAll you can always join the fight from here. We know you have a choice in Empirical Organizers and we thank you for choosing us. Enjoy:</text:p>
      <text:p text:style-name="Standard"/>
      <text:p text:style-name="Standard">For The Love of Power</text:p>
      <text:p text:style-name="Standard"/>
      <text:p text:style-name="Standard">Option B. You have climbed to the top on the corpses of the academics and the educated to get where you are today. The cruel world around you has been your classroom and has taught you everything you need to know. Interfacing with your DictateAll will be second nature and you are ready to build your empire at the expense of others.</text:p>
      <text:p text:style-name="Standard">To unlock the real world, real time capabilities of the DictateAll we at the Allall corporation require a one time registration fee of $X.xx. There will be no further charges and we do not offer to sell you any edge over the opponents that you will encounter here. Unlike some of our competitors who practice this as an industry standard, we believe that you don't have to be rich to be the best.</text:p>
      <text:p text:style-name="Standard"/>
      <text:p text:style-name="Standard">From here the playing field is level and only you can dictate your place in history. If at any point you find yourself lacking in knowledge remember that it's never too late to go learn. You can always go back to the classroom from here. We know you have a choice in Empirical Organizers and we thank you for choosing us. Enjoy:</text:p>
      <text:p text:style-name="Standard"/>
      <text:p text:style-name="Standard">For the Love of Power</text:p>
      <text:p text:style-name="Standard"/>
      <text:p text:style-name="Standard"/>
      <text:p text:style-name="Standard"/>
      <text:p text:style-name="Standard">DEVICE NAME OPTIONS</text:p>
      <text:p text:style-name="Standard">GuideAll</text:p>
      <text:p text:style-name="Standard">RuleAll</text:p>
      <text:p text:style-name="Standard">OrderAll</text:p>
      <text:p text:style-name="Standard">CommandAll</text:p>
      <text:p text:style-name="Standard">DictateAll</text:p>
      <text:p text:style-name="Standard">DecreeAll</text:p>
      <text:p text:style-name="Standard">OrganizeAll</text:p>
      <text:p text:style-name="Standard">RunAll</text:p>
      <text:p text:style-name="Standard"/>
      <text:p text:style-name="Standard"/>
      <text:p text:style-name="Standard">-Title Option-</text:p>
      <text:p text:style-name="Standard">The King</text:p>
      <text:p text:style-name="Standard">King</text:p>
      <text:p text:style-name="Standard">The Emperor</text:p>
      <text:p text:style-name="Standard">Emperor</text:p>
      <text:p text:style-name="Standard">The Sovereign</text:p>
      <text:p text:style-name="Standard"><text:soft-page-break/>Sovereign</text:p>
      <text:p text:style-name="Standard">The Lord</text:p>
      <text:p text:style-name="Standard">Lord</text:p>
      <text:p text:style-name="Standard">The Ruler</text:p>
      <text:p text:style-name="Standard">Ruler</text:p>
      <text:p text:style-name="Standard">The Prince</text:p>
      <text:p text:style-name="Standard">Prince</text:p>
      <text:p text:style-name="Standard">The Champion</text:p>
      <text:p text:style-name="Standard">Champion</text:p>
      <text:p text:style-name="Standard">The Matriarch</text:p>
      <text:p text:style-name="Standard">Matriarch</text:p>
      <text:p text:style-name="Standard">The Patriarch</text:p>
      <text:p text:style-name="Standard">Patriarch</text:p>
      <text:p text:style-name="Standard">Her Highness</text:p>
      <text:p text:style-name="Standard">His Highness</text:p>
      <text:p text:style-name="Standard">The People's</text:p>
      <text:p text:style-name="Standard">Of The People</text:p>
      <text:p text:style-name="Standard">People's</text:p>
      <text:p text:style-name="Standard">The Great</text:p>
      <text:p text:style-name="Standard">Great</text:p>
      <text:p text:style-name="Standard">The Honourable</text:p>
      <text:p text:style-name="Standard">Honourable</text:p>
      <text:p text:style-name="Standard">The Terrible</text:p>
      <text:p text:style-name="Standard">Terrible</text:p>
      <text:p text:style-name="Standard">The Wise</text:p>
      <text:p text:style-name="Standard">Wise</text:p>
      <text:p text:style-name="Standard">The Brave</text:p>
      <text:p text:style-name="Standard">Brave</text:p>
      <text:p text:style-name="Standard">The Impaler</text:p>
      <text:p text:style-name="Standard">Impaler</text:p>
      <text:p text:style-name="Standard">The Bloodthirsty</text:p>
      <text:p text:style-name="Standard">Bloodthirsty</text:p>
      <text:p text:style-name="Standard">The Fearless</text:p>
      <text:p text:style-name="Standard">Fearless</text:p>
      <text:p text:style-name="Standard">The Feared</text:p>
      <text:p text:style-name="Standard">Feared</text:p>
      <text:p text:style-name="Standard">The Rotten</text:p>
      <text:p text:style-name="Standard">Rotten</text:p>
      <text:p text:style-name="Standard">The Cunning</text:p>
      <text:p text:style-name="Standard">Cunning</text:p>
      <text:p text:style-name="Standard">The Brilliant</text:p>
      <text:p text:style-name="Standard">Brilliant</text:p>
      <text:p text:style-name="Standard">The Beautiful</text:p>
      <text:p text:style-name="Standard">Beautiful</text:p>
      <text:p text:style-name="Standard">The Handsome</text:p>
      <text:p text:style-name="Standard">Handsome</text:p>
      <text:p text:style-name="Standard">The Dreaded</text:p>
      <text:p text:style-name="Standard">Dreaded</text:p>
      <text:p text:style-name="Standard">The Supreme</text:p>
      <text:p text:style-name="Standard"><text:soft-page-break/>Supreme</text:p>
      <text:p text:style-name="Standard">The Old</text:p>
      <text:p text:style-name="Standard">Old</text:p>
      <text:p text:style-name="Standard">The Elder</text:p>
      <text:p text:style-name="Standard">Elder</text:p>
      <text:p text:style-name="Standard">The Young</text:p>
      <text:p text:style-name="Standard">Young</text:p>
      <text:p text:style-name="Standard">The Beast</text:p>
      <text:p text:style-name="Standard">The Fox</text:p>
      <text:p text:style-name="Standard">The Wolf</text:p>
      <text:p text:style-name="Standard">The Bear</text:p>
      <text:p text:style-name="Standard">The Shark</text:p>
      <text:p text:style-name="Standard">The Sheep</text:p>
      <text:p text:style-name="Standard">The Shrew </text:p>
      <text:p text:style-name="Standard">The Eag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5T20:57:52.44</meta:creation-date>
    <dc:date>2015-03-12T16:40:10.27</dc:date>
    <meta:editing-duration>PT1H51M52S</meta:editing-duration>
    <meta:editing-cycles>6</meta:editing-cycles>
    <meta:generator>OpenOffice.org/3.3$Win32 OpenOffice.org_project/330m20$Build-9567</meta:generator>
    <dc:creator>Rafal Gromadzki</dc:creator>
    <meta:document-statistic meta:table-count="0" meta:image-count="0" meta:object-count="0" meta:page-count="4" meta:paragraph-count="112" meta:word-count="757" meta:character-count="4313"/>
  </office:meta>
</office:document-meta>
</file>